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7354in"/>
    </style:style>
    <style:style style:name="co3" style:family="table-column">
      <style:table-column-properties fo:break-before="auto" style:column-width="2.122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werCo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PowerCond/PowerCond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/3/2021 2:53:29 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8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acitors_THT:C_Axial_L5.1mm_D3.1mm_P12.5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0A10</text:p>
          </table:table-cell>
          <table:table-cell office:value-type="string" calcext:value-type="string">
            <text:p>Diodes_THT:D_P600_R-6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Cond:TerminalBlock_bornier-2_P5.08mm_with_spa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ransformer_1P1Sdotted</text:p>
          </table:table-cell>
          <table:table-cell office:value-type="string" calcext:value-type="string">
            <text:p>PowerCond:GenericCMCL3</text:p>
          </table:table-cell>
          <table:table-cell office:value-type="string" calcext:value-type="string">
            <text:p>Need green tor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ransformer_1P1Sdotted</text:p>
          </table:table-cell>
          <table:table-cell office:value-type="string" calcext:value-type="string">
            <text:p>PowerCond:GenericCMCL3</text:p>
          </table:table-cell>
          <table:table-cell office:value-type="string" calcext:value-type="string">
            <text:p>Need green tor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Transformer_1P1Sdotted</text:p>
          </table:table-cell>
          <table:table-cell office:value-type="string" calcext:value-type="string">
            <text:p>PowerCond:GenericCMCL3</text:p>
          </table:table-cell>
          <table:table-cell office:value-type="string" calcext:value-type="string">
            <text:p>Need green tor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Transformer_1P1Sdotted</text:p>
          </table:table-cell>
          <table:table-cell office:value-type="string" calcext:value-type="string">
            <text:p>PowerCond:GenericCMCL3</text:p>
          </table:table-cell>
          <table:table-cell office:value-type="string" calcext:value-type="string">
            <text:p>Need green toro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3T16:13:47.964000000</dc:date>
    <meta:editing-duration>PT8M20S</meta:editing-duration>
    <meta:editing-cycles>2</meta:editing-cycles>
    <meta:generator>LibreOffice/6.4.2.2$Windows_X86_64 LibreOffice_project/4e471d8c02c9c90f512f7f9ead8875b57fcb1ec3</meta:generator>
    <meta:document-statistic meta:table-count="1" meta:cell-count="299" meta:object-count="0"/>
  </office:meta>
</office:document-meta>
</file>